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c9211e" draw:fill-color="#c9211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1ec952" draw:fill-color="#1ec952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efe35f" draw:fill-color="#efe35f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color="#c52fe6" draw:fill-color="#c52fe6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2303a5" draw:fill-color="#2303a5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08cm" fo:min-width="2.213cm"/>
    </style:style>
    <style:style style:name="co1" style:family="table-column">
      <style:table-column-properties style:column-width="1.886cm" style:use-optimal-column-width="false"/>
    </style:style>
    <style:style style:name="co2" style:family="table-column">
      <style:table-column-properties style:column-width="1.887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9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c9211e"/>
      <style:paragraph-properties fo:text-align="center"/>
    </style:style>
    <style:style style:name="P4" style:family="paragraph">
      <loext:graphic-properties draw:fill-color="#1ec952"/>
      <style:paragraph-properties fo:text-align="center"/>
    </style:style>
    <style:style style:name="P5" style:family="paragraph">
      <loext:graphic-properties draw:fill-color="#efe35f"/>
      <style:paragraph-properties fo:text-align="center"/>
    </style:style>
    <style:style style:name="P6" style:family="paragraph">
      <loext:graphic-properties draw:fill-color="#c52fe6"/>
      <style:paragraph-properties fo:text-align="center"/>
    </style:style>
    <style:style style:name="P7" style:family="paragraph">
      <loext:graphic-properties draw:fill-color="#2303a5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1.6cm" svg:height="1.6cm" svg:x="4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cm" svg:height="1.6cm" svg:x="1.8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cm" svg:height="1.6cm" svg:x="7.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834cm" svg:y1="5.566cm" svg:x2="2.6cm" svg:y2="8.9cm" draw:start-shape="id1" draw:start-glue-point="7" draw:end-shape="id2" draw:end-glue-point="4" svg:d="M4834 5566l-2234 3334" svg:viewBox="0 0 2235 3335">
          <text:p/>
        </draw:connector>
        <draw:connector draw:style-name="gr2" draw:text-style-name="P2" draw:layer="layout" draw:type="line" svg:x1="5.966cm" svg:y1="5.566cm" svg:x2="8.3cm" svg:y2="8.8cm" draw:start-shape="id1" draw:start-glue-point="9" draw:end-shape="id3" draw:end-glue-point="4" svg:d="M5966 5566l2334 3234" svg:viewBox="0 0 2335 3235">
          <text:p/>
        </draw:connector>
        <draw:custom-shape draw:style-name="gr3" draw:text-style-name="P3" draw:layer="layout" svg:width="0.4cm" svg:height="0.4cm" svg:x="2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2.4cm" svg:y="9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6" draw:layer="layout" svg:width="0.4cm" svg:height="0.4cm" svg:x="7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8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9.43cm" svg:height="5.946cm" svg:x="28.132cm" svg:y="4.954cm">
          <table:table table:template-name="bl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.5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.5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.33</text:p>
              </table:table-cell>
              <table:table-cell>
                <text:p text:style-name="P1">0.33</text:p>
              </table:table-cell>
              <table:table-cell>
                <text:p text:style-name="P1">0</text:p>
              </table:table-cell>
              <table:table-cell>
                <text:p text:style-name="P1">0.33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.33</text:p>
              </table:table-cell>
              <table:table-cell>
                <text:p text:style-name="P1">0.33</text:p>
              </table:table-cell>
              <table:table-cell>
                <text:p text:style-name="P1">0</text:p>
              </table:table-cell>
              <table:table-cell>
                <text:p text:style-name="P1">0.33</text:p>
              </table:table-cell>
            </table:table-row>
            <table:table-row table:style-name="ro1" table:default-cell-style-name="ce1">
              <table:table-cell>
                <text:p text:style-name="P1">0.5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.5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.33</text:p>
              </table:table-cell>
              <table:table-cell>
                <text:p text:style-name="P1">0.33</text:p>
              </table:table-cell>
              <table:table-cell>
                <text:p text:style-name="P1">0</text:p>
              </table:table-cell>
              <table:table-cell>
                <text:p text:style-name="P1">0.33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7" draw:layer="layout" svg:width="0.4cm" svg:height="0.4cm" svg:x="27.341cm" svg:y="5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28.841cm" svg:y="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cm" svg:height="0.4cm" svg:x="27.341cm" svg:y="8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cm" svg:height="0.4cm" svg:x="34.641cm" svg:y="4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7.341cm" svg:y="6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27.341cm" svg:y="7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27.341cm" svg:y="10.07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5" draw:layer="layout" svg:width="0.4cm" svg:height="0.4cm" svg:x="36.441cm" svg:y="4.07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cm" svg:height="0.4cm" svg:x="32.641cm" svg:y="4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0.641cm" svg:y="4.0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standard" draw:layer="layout" svg:width="9.43cm" svg:height="5.946cm" svg:x="13.991cm" svg:y="5.177cm">
          <table:table table:template-name="bl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7" draw:layer="layout" svg:width="0.4cm" svg:height="0.4cm" svg:x="13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4cm" svg:height="0.4cm" svg:x="14.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cm" svg:height="0.4cm" svg:x="13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cm" svg:height="0.4cm" svg:x="20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3.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3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3.2cm" svg:y="10.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5" draw:layer="layout" svg:width="0.4cm" svg:height="0.4cm" svg:x="22.3cm" svg:y="4.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cm" svg:height="0.4cm" svg:x="18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6.5cm" svg:y="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9" draw:layer="layout" svg:width="6.7cm" svg:height="1.5cm" svg:x="1.9cm" svg:y="12.1cm">
          <draw:text-box>
            <text:p text:style-name="P8"><text:span text:style-name="T1">Tree</text:span></text:p>
          </draw:text-box>
        </draw:frame>
        <draw:frame draw:style-name="gr9" draw:text-style-name="P9" draw:layer="layout" svg:width="8cm" svg:height="1.673cm" svg:x="14.7cm" svg:y="12.1cm">
          <draw:text-box>
            <text:p text:style-name="P8"><text:span text:style-name="T1">Leaf coincidence matrix</text:span></text:p>
          </draw:text-box>
        </draw:frame>
        <draw:frame draw:style-name="gr9" draw:text-style-name="P9" draw:layer="layout" svg:width="9.9cm" svg:height="1.673cm" svg:x="27.862cm" svg:y="11.7cm">
          <draw:text-box>
            <text:p text:style-name="P8"><text:span text:style-name="T1">Scaled leaf coincidence matrix</text:span></text:p>
          </draw:text-box>
        </draw:frame>
        <draw:custom-shape draw:style-name="gr10" draw:text-style-name="P1" draw:layer="layout" svg:width="3.1cm" svg:height="1.515cm" svg:x="9.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.1cm" svg:height="1.515cm" svg:x="24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22:29:40.383626148</meta:creation-date>
    <meta:generator>LibreOffice/6.4.7.2$Linux_X86_64 LibreOffice_project/40$Build-2</meta:generator>
    <dc:date>2023-06-27T22:56:31.563912462</dc:date>
    <meta:editing-duration>PT5M33S</meta:editing-duration>
    <meta:editing-cycles>1</meta:editing-cycles>
    <meta:document-statistic meta:object-count="37"/>
  </office:meta>
</office:document-meta>
</file>